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Leopold Woodle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1 August 1876</text:p>
      <text:p text:style-name="P5">Month<text:tab/><text:tab/><text:tab/><text:tab/><text:tab/><text:tab/>August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5 Dey St. Room 17/</text:span></text:p>
      <text:p text:style-name="P3"><text:span text:style-name="T1">New York, Aug 11</text:span><text:span text:style-name="T2">th</text:span><text:span text:style-name="T1"> 1876/</text:span></text:p>
      <text:p text:style-name="P2"><text:span text:style-name="T1">Esteemed Sir:/</text:span></text:p>
      <text:p text:style-name="P2"><text:span text:style-name="T1"><text:tab/>I venture to address you/ on the part of the Young Men's/ Association of the Congregation Ahawath/ Chesed of this city, in a matter/ which I hope will meet with/ your assent./</text:span></text:p>
      <text:p text:style-name="P2"><text:span text:style-name="T1"><text:tab/>You are probably aware that/ our association has, during the past/ three years, under the supervision of/ the Rev. Dr. Hueback, afforded the/ public a series of lectures on/ subjects religious and otherwise. <text:s/>I/ enclose to you a programme of last/ year's lectures, which will give you/ a better idea of their character. <text:s/>If/ you expect to be in New York at/ any time during the coming winter,/ we would ask the pleasure of a/</text:span></text:p>
      <text:p text:style-name="P2"><text:span text:style-name="T1"/></text:p>
      <text:p text:style-name="P2"><text:span text:style-name="T1">[Page 2]</text:span></text:p>
      <text:p text:style-name="P2"><text:span text:style-name="T1">lecture by you. <text:s/>We are now/ engaged in making preparations for/ the course which will begin in/ October. <text:s/>The lectures are delivered/ in the lecture room of the congre-/gation on Thursday evenings./</text:span></text:p>
      <text:p text:style-name="P2"><text:span text:style-name="T1"><text:tab/>I hope to have an affirm-/ative answer from you, in the/ meantime remaining/</text:span></text:p>
      <text:p text:style-name="P2"><text:span text:style-name="T1"><text:tab/><text:tab/><text:tab/><text:tab/><text:tab/><text:tab/><text:tab/><text:tab/><text:tab/>Yours respectfully/</text:span></text:p>
      <text:p text:style-name="P2"><text:span text:style-name="T1"><text:tab/><text:tab/><text:tab/><text:tab/><text:tab/><text:tab/><text:tab/><text:tab/><text:tab/><text:tab/>Leopold Woodle/</text:span></text:p>
      <text:p text:style-name="P2"><text:span text:style-name="T1"><text:tab/><text:tab/><text:tab/><text:tab/><text:tab/><text:tab/><text:tab/><text:tab/><text:tab/><text:tab/><text:tab/>Pres. YMACAC/</text:span></text:p>
      <text:p text:style-name="P2"><text:span text:style-name="T1">To Rev. Dr. Morais/</text:span></text:p>
      <text:p text:style-name="P2"><text:span text:style-name="T1"><text:tab/>Phil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1:13:21</meta:creation-date>
    <dc:date>2009-05-28T11:33:27</dc:date>
    <dc:language>en-US</dc:language>
    <meta:editing-cycles>2</meta:editing-cycles>
    <meta:editing-duration>PT4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46" meta:character-count="2326"/>
  </office:meta>
</office:document-meta>
</file>